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4.58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4.072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3" style:family="paragraph">
      <loext:graphic-properties draw:fill-color="#ffffff"/>
      <style:paragraph-properties fo:text-align="start"/>
      <style:text-properties fo:font-size="15pt" style:font-size-asian="15pt" style:font-size-complex="15pt"/>
    </style:style>
    <style:style style:name="P4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style:text-underline-style="none" style:font-size-asian="14pt" style:font-size-complex="14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08cm" svg:height="3.81cm" svg:x="7.874cm" svg:y="0.508cm">
          <text:p text:style-name="P1"><text:span text:style-name="T1">team</text:span></text:p>
          <text:p text:style-name="P1"><text:span text:style-name="T2">- league_id</text:span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08cm" svg:height="3.81cm" svg:x="1.524cm" svg:y="5.334cm">
          <text:p text:style-name="P1"><text:span text:style-name="T1">season</text:span></text:p>
          <text:p text:style-name="P1"><text:span text:style-name="T2">- league_id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08cm" svg:height="3.81cm" svg:x="7.874cm" svg:y="5.334cm">
          <text:p text:style-name="P1"><text:span text:style-name="T1">standing</text:span></text:p>
          <text:p text:style-name="P1"><text:span text:style-name="T2">- season_id</text:span></text:p>
          <text:p text:style-name="P1"><text:span text:style-name="T2">- team_id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72cm" svg:height="3.81cm" svg:x="22.86cm" svg:y="0.508cm">
          <text:p text:style-name="P1"><text:span text:style-name="T4">sport</text:span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08cm" svg:height="3.81cm" svg:x="13.716cm" svg:y="9.652cm">
          <text:p text:style-name="P1"><text:span text:style-name="T5">game</text:span></text:p>
          <text:p text:style-name="P1"><text:span text:style-name="T6">- season_id</text:span></text:p>
          <text:p text:style-name="P1"><text:span text:style-name="T7">- home_team_id</text:span></text:p>
          <text:p text:style-name="P1"><text:span text:style-name="T7">- away_team_id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604cm" svg:y1="2.54cm" svg:x2="7.874cm" svg:y2="2.54cm">
          <text:p/>
        </draw:line>
        <draw:line draw:style-name="gr3" draw:text-style-name="P5" draw:layer="layout" svg:x1="7.874cm" svg:y1="2.286cm" svg:x2="7.451cm" svg:y2="2.54cm">
          <text:p/>
        </draw:line>
        <draw:line draw:style-name="gr3" draw:text-style-name="P5" draw:layer="layout" svg:x1="7.874cm" svg:y1="2.794cm" svg:x2="7.451cm" svg:y2="2.54cm">
          <text:p/>
        </draw:line>
        <draw:line draw:style-name="gr3" draw:text-style-name="P5" draw:layer="layout" svg:x1="10.16cm" svg:y1="4.318cm" svg:x2="10.16cm" svg:y2="5.334cm">
          <text:p/>
        </draw:line>
        <draw:line draw:style-name="gr3" draw:text-style-name="P5" draw:layer="layout" svg:x1="10.16cm" svg:y1="4.995cm" svg:x2="10.414cm" svg:y2="5.334cm">
          <text:p/>
        </draw:line>
        <draw:line draw:style-name="gr3" draw:text-style-name="P5" draw:layer="layout" svg:x1="9.906cm" svg:y1="5.334cm" svg:x2="10.16cm" svg:y2="4.995cm">
          <text:p/>
        </draw:line>
        <draw:line draw:style-name="gr3" draw:text-style-name="P5" draw:layer="layout" svg:x1="7.874cm" svg:y1="2.286cm" svg:x2="7.451cm" svg:y2="2.54cm">
          <text:p/>
        </draw:line>
        <draw:line draw:style-name="gr3" draw:text-style-name="P5" draw:layer="layout" svg:x1="7.874cm" svg:y1="2.794cm" svg:x2="7.451cm" svg:y2="2.54cm">
          <text:p/>
        </draw:line>
        <draw:custom-shape draw:style-name="gr1" draw:text-style-name="P3" draw:layer="layout" svg:width="5.08cm" svg:height="3.81cm" svg:x="1.524cm" svg:y="0.508cm">
          <text:p text:style-name="P1"><text:span text:style-name="T1">league</text:span></text:p>
          <text:p text:style-name="P1"><text:span text:style-name="T2">- parent_league_id</text:span></text:p>
          <text:p text:style-name="P1"><text:span text:style-name="T2">- team_id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3.91cm" svg:y1="4.318cm" svg:x2="3.91cm" svg:y2="5.334cm">
          <text:p/>
        </draw:line>
        <draw:line draw:style-name="gr3" draw:text-style-name="P5" draw:layer="layout" svg:x1="3.91cm" svg:y1="4.995cm" svg:x2="4.164cm" svg:y2="5.334cm">
          <text:p/>
        </draw:line>
        <draw:line draw:style-name="gr3" draw:text-style-name="P5" draw:layer="layout" svg:x1="3.656cm" svg:y1="5.334cm" svg:x2="3.91cm" svg:y2="4.995cm">
          <text:p/>
        </draw:line>
        <draw:line draw:style-name="gr3" draw:text-style-name="P5" draw:layer="layout" svg:x1="6.604cm" svg:y1="7.112cm" svg:x2="7.874cm" svg:y2="7.112cm">
          <text:p/>
        </draw:line>
        <draw:line draw:style-name="gr3" draw:text-style-name="P5" draw:layer="layout" svg:x1="7.874cm" svg:y1="6.858cm" svg:x2="7.451cm" svg:y2="7.112cm">
          <text:p/>
        </draw:line>
        <draw:line draw:style-name="gr3" draw:text-style-name="P5" draw:layer="layout" svg:x1="7.874cm" svg:y1="7.366cm" svg:x2="7.451cm" svg:y2="7.112cm">
          <text:p/>
        </draw:line>
        <draw:line draw:style-name="gr3" draw:text-style-name="P5" draw:layer="layout" svg:x1="16.256cm" svg:y1="2.286cm" svg:x2="16.256cm" svg:y2="9.652cm">
          <text:p/>
        </draw:line>
        <draw:line draw:style-name="gr3" draw:text-style-name="P5" draw:layer="layout" svg:x1="16.256cm" svg:y1="9.313cm" svg:x2="16.51cm" svg:y2="9.652cm">
          <text:p/>
        </draw:line>
        <draw:line draw:style-name="gr3" draw:text-style-name="P5" draw:layer="layout" svg:x1="16.002cm" svg:y1="9.652cm" svg:x2="16.256cm" svg:y2="9.313cm">
          <text:p/>
        </draw:line>
        <draw:line draw:style-name="gr3" draw:text-style-name="P5" draw:layer="layout" svg:x1="4.064cm" svg:y1="11.43cm" svg:x2="13.716cm" svg:y2="11.43cm">
          <text:p/>
        </draw:line>
        <draw:line draw:style-name="gr3" draw:text-style-name="P5" draw:layer="layout" svg:x1="13.716cm" svg:y1="11.176cm" svg:x2="13.293cm" svg:y2="11.43cm">
          <text:p/>
        </draw:line>
        <draw:line draw:style-name="gr3" draw:text-style-name="P5" draw:layer="layout" svg:x1="13.716cm" svg:y1="11.684cm" svg:x2="13.293cm" svg:y2="11.43cm">
          <text:p/>
        </draw:line>
        <draw:line draw:style-name="gr3" draw:text-style-name="P5" draw:layer="layout" svg:x1="12.954cm" svg:y1="2.286cm" svg:x2="16.256cm" svg:y2="2.286cm">
          <text:p/>
        </draw:line>
        <draw:line draw:style-name="gr3" draw:text-style-name="P5" draw:layer="layout" svg:x1="4.064cm" svg:y1="9.144cm" svg:x2="4.064cm" svg:y2="11.43cm">
          <text:p/>
        </draw:lin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2T22:18:16.856000000</meta:creation-date>
    <dc:date>2020-02-23T19:11:25.047000000</dc:date>
    <meta:editing-duration>PT1M42S</meta:editing-duration>
    <meta:editing-cycles>1</meta:editing-cycles>
    <meta:generator>LibreOffice/6.3.4.2$Windows_X86_64 LibreOffice_project/60da17e045e08f1793c57c00ba83cdfce946d0aa</meta:generator>
    <meta:document-statistic meta:object-count="51"/>
  </office:meta>
</office:document-meta>
</file>